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3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4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5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6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7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8" style:parent-style-name="Обычный" style:family="paragraph">
      <style:paragraph-properties fo:text-align="center" fo:margin-left="0.4916in">
        <style:tab-stops/>
      </style:paragraph-properties>
    </style:style>
    <style:style style:name="T9" style:parent-style-name="Основнойшрифтабзаца" style:family="text">
      <style:text-properties style:font-name="Calibri" style:font-name-asian="Calibri" style:font-name-complex="Calibri" fo:color="#222222" fo:font-size="20pt" style:font-size-asian="20pt" style:font-size-complex="20pt"/>
    </style:style>
    <style:style style:name="P10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1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2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3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4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5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16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17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18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19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0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1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2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3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4" style:parent-style-name="Обычный" style:family="paragraph">
      <style:paragraph-properties fo:text-align="center"/>
      <style:text-properties style:font-name="Calibri" style:font-name-asian="Calibri" style:font-name-complex="Calibri" fo:color="#222222" fo:font-size="14pt" style:font-size-asian="14pt" style:font-size-complex="14pt"/>
    </style:style>
    <style:style style:name="P25" style:parent-style-name="Обычный" style:family="paragraph">
      <style:paragraph-properties fo:text-align="center"/>
      <style:text-properties style:font-name="Calibri" style:font-name-asian="Calibri" style:font-name-complex="Calibri" fo:color="#222222" fo:font-size="14pt" style:font-size-asian="14pt" style:font-size-complex="14pt"/>
    </style:style>
    <style:style style:name="P26" style:parent-style-name="Обычный" style:family="paragraph">
      <style:paragraph-properties fo:text-align="center"/>
      <style:text-properties style:font-name="Calibri" style:font-name-asian="Calibri" style:font-name-complex="Calibri" fo:color="#222222" fo:font-size="14pt" style:font-size-asian="14pt" style:font-size-complex="14pt"/>
    </style:style>
    <style:style style:name="P27" style:parent-style-name="Обычный" style:family="paragraph">
      <style:paragraph-properties fo:text-align="center"/>
      <style:text-properties style:font-name="Calibri" style:font-name-asian="Calibri" style:font-name-complex="Calibri" fo:color="#222222" fo:font-size="14pt" style:font-size-asian="14pt" style:font-size-complex="14pt"/>
    </style:style>
    <style:style style:name="P28" style:parent-style-name="Обычный" style:family="paragraph">
      <style:paragraph-properties fo:text-align="justify"/>
      <style:text-properties style:font-name="Calibri" style:font-name-asian="Calibri" style:font-name-complex="Calibri" fo:color="#222222" fo:font-size="14pt" style:font-size-asian="14pt" style:font-size-complex="14pt"/>
    </style:style>
    <style:style style:name="P29" style:parent-style-name="Обычный" style:family="paragraph">
      <style:paragraph-properties fo:text-align="justify"/>
      <style:text-properties style:font-name="Calibri" style:font-name-asian="Calibri" style:font-name-complex="Calibri" fo:color="#222222" fo:font-size="14pt" style:font-size-asian="14pt" style:font-size-complex="14pt"/>
    </style:style>
    <style:style style:name="P30" style:parent-style-name="Абзацсписка" style:list-style-name="LFO3" style:family="paragraph">
      <style:paragraph-properties fo:text-align="justify"/>
    </style:style>
    <style:style style:name="T31" style:parent-style-name="Основнойшрифтабзаца" style:family="text">
      <style:text-properties style:font-name="Calibri" style:font-name-asian="Calibri" style:font-name-complex="Calibri" fo:color="#222222" fo:font-size="14pt" style:font-size-asian="14pt" style:font-size-complex="14pt"/>
    </style:style>
    <style:style style:name="P32" style:parent-style-name="Абзацсписка" style:list-style-name="LFO2" style:family="paragraph">
      <style:paragraph-properties fo:text-align="justify"/>
    </style:style>
    <style:style style:name="T33" style:parent-style-name="Основнойшрифтабзаца" style:family="text">
      <style:text-properties style:font-name="Calibri" style:font-name-asian="Calibri" style:font-name-complex="Calibri" fo:color="#222222" fo:font-size="14pt" style:font-size-asian="14pt" style:font-size-complex="14pt"/>
    </style:style>
    <style:style style:name="P34" style:parent-style-name="Абзацсписка" style:list-style-name="LFO1" style:family="paragraph">
      <style:paragraph-properties fo:text-align="justify"/>
    </style:style>
    <style:style style:name="T35" style:parent-style-name="Основнойшрифтабзаца" style:family="text">
      <style:text-properties style:font-name="Calibri" style:font-name-asian="Calibri" style:font-name-complex="Calibri" fo:color="#222222" fo:font-size="14pt" style:font-size-asian="14pt" style:font-size-complex="14pt"/>
    </style:style>
    <style:style style:name="P36" style:parent-style-name="Обычный" style:family="paragraph">
      <style:paragraph-properties fo:text-align="justify"/>
      <style:text-properties style:font-name="Calibri" style:font-name-asian="Calibri" style:font-name-complex="Calibri" fo:color="#222222" fo:font-size="14pt" style:font-size-asian="14pt" style:font-size-complex="14pt"/>
    </style:style>
    <style:style style:name="P37" style:parent-style-name="Обычный" style:family="paragraph">
      <style:paragraph-properties fo:text-align="justify"/>
    </style:style>
    <style:style style:name="T38" style:parent-style-name="Основнойшрифтабзаца" style:family="text">
      <style:text-properties style:font-name="Calibri" style:font-name-asian="Calibri" style:font-name-complex="Calibri" fo:color="#222222" fo:font-size="14pt" style:font-size-asian="14pt" style:font-size-complex="14pt"/>
    </style:style>
    <style:style style:name="T39" style:parent-style-name="Гиперссылка" style:family="text">
      <style:text-properties style:font-name="Calibri" style:font-name-asian="Calibri" style:font-name-complex="Calibri" style:use-window-font-color="true" fo:font-size="14pt" style:font-size-asian="14pt" style:font-size-complex="14pt" style:text-underline-type="none"/>
    </style:style>
    <style:style style:name="T40" style:parent-style-name="Основнойшрифтабзаца" style:family="text">
      <style:text-properties style:font-name="Calibri" style:font-name-asian="Calibri" style:font-name-complex="Calibri" fo:font-size="14pt" style:font-size-asian="14pt" style:font-size-complex="14pt"/>
    </style:style>
    <style:style style:name="P41" style:parent-style-name="Обычный" style:family="paragraph">
      <style:paragraph-properties fo:text-align="justify"/>
    </style:style>
    <style:style style:name="T42" style:parent-style-name="Основнойшрифтабзаца" style:family="text">
      <style:text-properties style:font-name="Calibri" style:font-name-asian="Calibri" style:font-name-complex="Calibri" fo:font-size="14pt" style:font-size-asian="14pt" style:font-size-complex="14pt"/>
    </style:style>
    <style:style style:name="P43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4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5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6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7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8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9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0" style:parent-style-name="Обычный" style:family="paragraph">
      <style:paragraph-properties fo:text-align="justify"/>
      <style:text-properties style:font-name="Calibri" style:font-name-asian="Calibri" style:font-name-complex="Calibri" fo:color="#222222" fo:font-size="14pt" style:font-size-asian="14pt" style:font-size-complex="14pt"/>
    </style:style>
    <style:style style:name="P51" style:parent-style-name="Обычный" style:family="paragraph">
      <style:paragraph-properties fo:text-align="justify"/>
    </style:style>
    <style:style style:name="T52" style:parent-style-name="Основнойшрифтабзаца" style:family="text">
      <style:text-properties style:font-name="Calibri" style:font-name-asian="Calibri" style:font-name-complex="Calibri" fo:color="#222222" fo:font-size="14pt" style:font-size-asian="14pt" style:font-size-complex="14pt"/>
    </style:style>
    <style:style style:name="T53" style:parent-style-name="Основнойшрифтабзаца" style:family="text">
      <style:text-properties style:font-name="Calibri" style:font-name-asian="Calibri" style:font-name-complex="Calibri" fo:font-size="14pt" style:font-size-asian="14pt" style:font-size-complex="14pt"/>
    </style:style>
    <style:style style:name="P54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5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6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7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8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9" style:parent-style-name="Обычный" style:family="paragraph">
      <style:paragraph-properties fo:text-align="justify"/>
    </style:style>
    <style:style style:name="T60" style:parent-style-name="Основнойшрифтабзаца" style:family="text">
      <style:text-properties style:font-name="Calibri" style:font-name-asian="Calibri" style:font-name-complex="Calibri" fo:font-size="14pt" style:font-size-asian="14pt" style:font-size-complex="14pt"/>
    </style:style>
    <style:style style:name="T61" style:parent-style-name="Основнойшрифтабзаца" style:family="text">
      <style:text-properties style:font-name="Calibri" style:font-name-asian="Calibri" style:font-name-complex="Calibri" fo:color="#222222" fo:font-size="14pt" style:font-size-asian="14pt" style:font-size-complex="14pt"/>
    </style:style>
    <style:style style:name="T62" style:parent-style-name="Основнойшрифтабзаца" style:family="text">
      <style:text-properties style:font-name="Calibri" style:font-name-asian="Calibri" style:font-name-complex="Calibri" fo:color="#222222" fo:font-size="12pt" style:font-size-asian="12pt" style:font-size-complex="12pt"/>
    </style:style>
    <style:style style:name="T63" style:parent-style-name="Основнойшрифтабзаца" style:family="text">
      <style:text-properties style:font-name="Calibri" style:font-name-asian="Calibri" style:font-name-complex="Calibri" fo:color="#222222" fo:font-size="14pt" style:font-size-asian="14pt" style:font-size-complex="14pt"/>
    </style:style>
    <style:style style:name="T64" style:parent-style-name="Основнойшрифтабзаца" style:family="text">
      <style:text-properties style:font-name="Calibri" style:font-name-asian="Calibri" style:font-name-complex="Calibri" fo:font-size="14pt" style:font-size-asian="14pt" style:font-size-complex="14pt"/>
    </style:style>
    <style:style style:name="P65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66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67" style:parent-style-name="Обычный" style:family="paragraph">
      <style:paragraph-properties fo:text-align="justify"/>
    </style:style>
    <style:style style:name="T68" style:parent-style-name="Гиперссылка" style:family="text">
      <style:text-properties style:font-name="Calibri" style:font-name-asian="Calibri" style:font-name-complex="Calibri" fo:font-size="14pt" style:font-size-asian="14pt" style:font-size-complex="14pt"/>
    </style:style>
    <style:style style:name="P69" style:parent-style-name="Обычный" style:family="paragraph">
      <style:paragraph-properties fo:text-align="justify"/>
    </style:style>
    <style:style style:name="T70" style:parent-style-name="Гиперссылка" style:family="text">
      <style:text-properties style:font-name="Calibri" style:font-name-asian="Calibri" style:font-name-complex="Calibri" fo:font-size="14pt" style:font-size-asian="14pt" style:font-size-complex="14pt"/>
    </style:style>
    <style:style style:name="P71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72" style:parent-style-name="Обычный" style:family="paragraph">
      <style:paragraph-properties fo:text-align="justify"/>
    </style:style>
    <style:style style:name="T73" style:parent-style-name="Гиперссылка" style:family="text">
      <style:text-properties style:font-name="Calibri" style:font-name-asian="Calibri" style:font-name-complex="Calibri" fo:font-size="14pt" style:font-size-asian="14pt" style:font-size-complex="14pt"/>
    </style:style>
    <style:style style:name="P74" style:parent-style-name="Обычный" style:family="paragraph">
      <style:paragraph-properties fo:text-align="justify"/>
    </style:style>
    <style:style style:name="T75" style:parent-style-name="Гиперссылка" style:family="text">
      <style:text-properties style:font-name="Calibri" style:font-name-asian="Calibri" style:font-name-complex="Calibri" fo:font-size="14pt" style:font-size-asian="14pt" style:font-size-complex="14pt"/>
    </style:style>
    <style:style style:name="P76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</office:automatic-styles>
  <office:body>
    <office:text text:use-soft-page-breaks="true">
      <text:p text:style-name="P1">Казанский (Приволжский) федеральный университет</text:p>
      <text:p text:style-name="P2">Институт Информационных технологий и интеллектуальных систем</text:p>
      <text:p text:style-name="P3"/>
      <text:p text:style-name="P4"/>
      <text:p text:style-name="P5"/>
      <text:p text:style-name="P6"/>
      <text:p text:style-name="P7"/>
      <text:p text:style-name="P8"><text:span text:style-name="T9">Семестровая работа</text:span></text:p>
      <text:p text:style-name="P10">на тему:</text:p>
      <text:p text:style-name="P11">“Дерево квадрантов”</text:p>
      <text:p text:style-name="P12"/>
      <text:p text:style-name="P13"/>
      <text:p text:style-name="P14"/>
      <text:p text:style-name="P15">Выполнила: Галеева Лейсан,</text:p>
      <text:p text:style-name="P16">Группа 11-002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Казань, 2021</text:p>
      <text:p text:style-name="P25"/>
      <text:p text:style-name="P26"/>
      <text:p text:style-name="P27"/>
      <text:p text:style-name="P28">1. Дерево квадрантов (также квадродерево, 4-дерево, англ. quadtree) — дерево, в котором у каждого внутреннего узла ровно 4 потомка. Деревья квадрантов часто используются для рекурсивного разбиения двухмерного пространства по 4 квадранта (области). Области представляют собой квадраты, прямоугольники или имеют произвольную форму. Англоязычный термин quadtree был придуман Рафаэлем Финкелем и Джоном Бентли в 1974 году. Аналогичное разбиение пространства известно как Q-дерево.<text:s/></text:p>
      <text:p text:style-name="P29">Общие черты разных видов деревьев квадрантов:</text:p>
      <text:list text:style-name="LFO3" text:continue-numbering="true">
        <text:list-item>
          <text:p text:style-name="P30"><text:span text:style-name="T31">разбиение пространства на адаптирующиеся ячейки (англ. adaptable cells),</text:span></text:p>
        </text:list-item>
      </text:list>
      <text:list text:style-name="LFO2" text:continue-numbering="true">
        <text:list-item>
          <text:p text:style-name="P32"><text:span text:style-name="T33">максимально возможный объём каждой ячейки,</text:span></text:p>
        </text:list-item>
      </text:list>
      <text:list text:style-name="LFO1" text:continue-numbering="true">
        <text:list-item>
          <text:p text:style-name="P34"><text:span text:style-name="T35">соответствие направления дерева пространственному разбиению.</text:span></text:p>
        </text:list-item>
      </text:list>
      <text:p text:style-name="P36"/>
      <text:p text:style-name="P37"><text:span text:style-name="T38">2.<text:s/></text:span><text:a xlink:href="https://ru.wikipedia.org/wiki/%D0%94%D0%B5%D1%80%D0%B5%D0%B2%D0%BE_%D0%BA%D0%B2%D0%B0%D0%B4%D1%80%D0%B0%D0%BD%D1%82%D0%BE%D0%B2" office:target-frame-name="_top" xlink:show="replace"><text:span text:style-name="T39">Дерево квадрантов</text:span></text:a><text:span text:style-name="T40"><text:s/>используется для быстрого доступа к объектам, расположенным в определенной области пространства. Каждый лист дерева рекурсивно разбивается на 4 квадранта, субквадранта и так далее. Таким образом образуется система вложенных областей пространства (в простом случае — прямоугольников или квадратов). Каждый лист дерева соответствует определённой области пространства. У каждого узла дерева либо 4 потомка, либо их нет.</text:span></text:p>
      <text:p text:style-name="P41"><text:span text:style-name="T42">Элементы данного дерева заполняются объектами модели: отрезками, точками и так далее.</text:span></text:p>
      <text:p text:style-name="P43"/>
      <text:p text:style-name="P44">Общие черты квадродеревьев:</text:p>
      <text:p text:style-name="P45">• Они строятся как рекурсивное разбиение исходного множества объектов</text:p>
      <text:p text:style-name="P46">• Средние временные затраты для них составляют O(log n)</text:p>
      <text:p text:style-name="P47">• С каждым узлом связан список содержащихся в нем объектов и ограничивающее тело</text:p>
      <text:p text:style-name="P48">• Большинство из них устойчивы по отношению к локальным изменениям геометрии сцены</text:p>
      <text:p text:style-name="P49">• Они достаточно легко обеспечивают частичное упорядочивание группы объектов</text:p>
      <text:p text:style-name="P50"/>
      <text:p text:style-name="P51"><text:span text:style-name="T52">3. Временная сложность дерева квадрантов составляет<text:s/></text:span><text:span text:style-name="T53">O(log n)</text:span></text:p>
      <text:p text:style-name="P54">Доказательство:</text:p>
      <text:p text:style-name="P55">При работе с каким-то элементом дерева квадрантов, каждый раз будет происходить деление листа квадранта на 4 и отбрасывание “ненужных” квадрантов. Таким образом, будет проверено log n элементов.</text:p>
      <text:p text:style-name="P56"/>
      <text:p text:style-name="P57">4.</text:p>
      <text:p text:style-name="P58">5.</text:p>
      <text:p text:style-name="P59"><text:span text:style-name="T60">6. Выводы: Таким образом, дерево квадрантов<text:s/></text:span><text:span text:style-name="T61">имеет средние временные затраты,</text:span><text:span text:style-name="T62"><text:s/></text:span><text:span text:style-name="T63">обеспечивает хорошую производительность при вставке, удалении и поиске, его можно использовать в динамическом контексте, где данные часто меняются</text:span><text:span text:style-name="T64">. К минусам данной структуры можно отнести возможность разбалансировки дерева. Дерево квадрантов может быть применимо для таких задач как отбор линейных элементов в картографии, поиск и анализ свойств объектов на местности.</text:span></text:p>
      <text:p text:style-name="P65"/>
      <text:p text:style-name="P66">7. Список использованной литературы (источников):</text:p>
      <text:p text:style-name="P67"><text:a xlink:href="https://www.geeksforgeeks.org/quad-tree/" office:target-frame-name="_top" xlink:show="replace"><text:span text:style-name="T68">https://www.geeksforgeeks.org/quad-tree/</text:span></text:a></text:p>
      <text:p text:style-name="P69"><text:a xlink:href="https://tproger.ru/articles/enhancing-perfomance-with-quadrant-tree/" office:target-frame-name="_top" xlink:show="replace"><text:span text:style-name="T70">https://tproger.ru/articles/enhancing-perfomance-with-quadrant-tree/</text:span></text:a></text:p>
      <text:p text:style-name="P71">https://www.cs.cmu.edu/~ckingsf/bioinfo-lectures/quadtrees.pdf</text:p>
      <text:p text:style-name="P72"><text:a xlink:href="https://en.wikipedia.org/wiki/Quadtree" office:target-frame-name="_top" xlink:show="replace"><text:span text:style-name="T73">https://en.wikipedia.org/wiki/Quadtree</text:span></text:a></text:p>
      <text:p text:style-name="P74"><text:a xlink:href="https://habr.com/ru/company/2gis/blog/205742/" office:target-frame-name="_top" xlink:show="replace"><text:span text:style-name="T75">https://habr.com/ru/company/2gis/blog/205742/</text:span></text:a></text:p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Галеева Лейсан</meta:initial-creator>
    <dc:creator>Галеева Лейсан</dc:creator>
    <meta:creation-date>2021-04-15T20:02:00Z</meta:creation-date>
    <dc:date>2021-04-15T20:02:00Z</dc:date>
    <meta:template xlink:href="Normal.dotm" xlink:type="simple"/>
    <meta:editing-cycles>1</meta:editing-cycles>
    <meta:editing-duration>PT0S</meta:editing-duration>
    <meta:document-statistic meta:page-count="1" meta:paragraph-count="6" meta:word-count="493" meta:character-count="3300" meta:row-count="23" meta:non-whitespace-character-count="2813"/>
  </office:meta>
</office:document-meta>
</file>